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9d6" officeooo:paragraph-rsid="000a69d6"/>
    </style:style>
    <style:style style:name="P2" style:family="paragraph" style:parent-style-name="Standard">
      <style:text-properties officeooo:rsid="000c475b" officeooo:paragraph-rsid="000c475b"/>
    </style:style>
    <style:style style:name="P3" style:family="paragraph" style:parent-style-name="Standard">
      <style:text-properties officeooo:rsid="000c475b" officeooo:paragraph-rsid="000e33e9"/>
    </style:style>
    <style:style style:name="P4" style:family="paragraph" style:parent-style-name="Standard">
      <style:text-properties officeooo:rsid="00117849" officeooo:paragraph-rsid="00117849"/>
    </style:style>
    <style:style style:name="P5" style:family="paragraph" style:parent-style-name="Standard">
      <style:text-properties officeooo:rsid="00142990" officeooo:paragraph-rsid="0014f553"/>
    </style:style>
    <style:style style:name="P6" style:family="paragraph" style:parent-style-name="Standard">
      <style:text-properties officeooo:rsid="00142990" officeooo:paragraph-rsid="001929fe"/>
    </style:style>
    <style:style style:name="P7" style:family="paragraph" style:parent-style-name="Standard">
      <style:text-properties officeooo:rsid="00142990" officeooo:paragraph-rsid="001ab833"/>
    </style:style>
    <style:style style:name="P8" style:family="paragraph" style:parent-style-name="Standard">
      <style:text-properties officeooo:rsid="00175d83" officeooo:paragraph-rsid="00175d83"/>
    </style:style>
    <style:style style:name="P9" style:family="paragraph" style:parent-style-name="Standard">
      <style:text-properties officeooo:rsid="001aef6f" officeooo:paragraph-rsid="001aef6f"/>
    </style:style>
    <style:style style:name="P10" style:family="paragraph" style:parent-style-name="Standard">
      <style:text-properties officeooo:rsid="001bd856" officeooo:paragraph-rsid="001bd856"/>
    </style:style>
    <style:style style:name="P11" style:family="paragraph" style:parent-style-name="Standard">
      <style:text-properties officeooo:rsid="001bd856" officeooo:paragraph-rsid="001e5085"/>
    </style:style>
    <style:style style:name="P12" style:family="paragraph" style:parent-style-name="Standard">
      <style:text-properties officeooo:rsid="001fc6c8" officeooo:paragraph-rsid="001fc6c8"/>
    </style:style>
    <style:style style:name="P13" style:family="paragraph" style:parent-style-name="Standard">
      <style:text-properties officeooo:rsid="00209bf9" officeooo:paragraph-rsid="00209bf9"/>
    </style:style>
    <style:style style:name="P14" style:family="paragraph" style:parent-style-name="Standard">
      <style:text-properties style:text-underline-style="none" officeooo:rsid="0021b54f" officeooo:paragraph-rsid="0021b54f"/>
    </style:style>
    <style:style style:name="P15" style:family="paragraph" style:parent-style-name="Standard">
      <style:text-properties style:text-underline-style="none" officeooo:rsid="0021c5b7" officeooo:paragraph-rsid="0021c5b7"/>
    </style:style>
    <style:style style:name="P16" style:family="paragraph" style:parent-style-name="Standard">
      <style:text-properties style:text-underline-style="none" officeooo:rsid="0021c5b7" officeooo:paragraph-rsid="0021c5b7"/>
    </style:style>
    <style:style style:name="P17" style:family="paragraph" style:parent-style-name="Standard">
      <style:text-properties officeooo:rsid="0022e4b7" officeooo:paragraph-rsid="00249b47"/>
    </style:style>
    <style:style style:name="P18" style:family="paragraph" style:parent-style-name="Standard">
      <style:text-properties officeooo:rsid="0022e4b7" officeooo:paragraph-rsid="0024e809"/>
    </style:style>
    <style:style style:name="T1" style:family="text">
      <style:text-properties officeooo:rsid="000ba79a"/>
    </style:style>
    <style:style style:name="T2" style:family="text">
      <style:text-properties officeooo:rsid="000da20a"/>
    </style:style>
    <style:style style:name="T3" style:family="text">
      <style:text-properties officeooo:rsid="000e33e9"/>
    </style:style>
    <style:style style:name="T4" style:family="text">
      <style:text-properties officeooo:rsid="00101e1a"/>
    </style:style>
    <style:style style:name="T5" style:family="text">
      <style:text-properties officeooo:rsid="00135fa8"/>
    </style:style>
    <style:style style:name="T6" style:family="text">
      <style:text-properties officeooo:rsid="0014f553"/>
    </style:style>
    <style:style style:name="T7" style:family="text">
      <style:text-properties officeooo:rsid="0016f965"/>
    </style:style>
    <style:style style:name="T8" style:family="text">
      <style:text-properties officeooo:rsid="00173dfe"/>
    </style:style>
    <style:style style:name="T9" style:family="text">
      <style:text-properties officeooo:rsid="001929fe"/>
    </style:style>
    <style:style style:name="T10" style:family="text">
      <style:text-properties officeooo:rsid="001ab833"/>
    </style:style>
    <style:style style:name="T11" style:family="text">
      <style:text-properties officeooo:rsid="001e5085"/>
    </style:style>
    <style:style style:name="T12" style:family="text">
      <style:text-properties officeooo:rsid="001ec938"/>
    </style:style>
    <style:style style:name="T13" style:family="text">
      <style:text-properties officeooo:rsid="001eefac"/>
    </style:style>
    <style:style style:name="T14" style:family="text">
      <style:text-properties officeooo:rsid="00249b47"/>
    </style:style>
    <style:style style:name="T15" style:family="text">
      <style:text-properties officeooo:rsid="0024e8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entario //</text:p>
      <text:p text:style-name="P1">Poner breakpoint ,<text:span text:style-name="T1">desde web</text:span>→ source-exaple-pinchar fila-ver derecha (f5recargar)</text:p>
      <text:p text:style-name="P2">38.<text:tab/>scrip<text:span text:style-name="T2">t</text:span> → definimos verte<text:span text:style-name="T5">x</text:span> s<text:span text:style-name="T5">ha</text:span>der <text:span text:style-name="T4">(pos)</text:span> y fragment <text:span text:style-name="T4">(color)</text:span> →<text:span text:style-name="T4"> cada vez que queramos pintar <text:tab/><text:tab/> <text:s text:c="2"/>algo</text:span></text:p>
      <text:p text:style-name="P2"><text:tab/>importante tener main, position 1.0 →<text:span text:style-name="T3">tamaño pixel.</text:span></text:p>
      <text:p text:style-name="P2"><text:tab/>no damos posicion se lo asignan fuera →<text:span text:style-name="T2"> atributo.</text:span></text:p>
      <text:p text:style-name="P3"><text:tab/><text:span text:style-name="T3">GetElementById → usar</text:span></text:p>
      <text:p text:style-name="P4"><text:tab/><text:span text:style-name="T5">2</text:span> error<text:span text:style-name="T5">es</text:span> →<text:span text:style-name="T5">1JAva, 2</text:span> Webgl </text:p>
      <text:p text:style-name="P5"><text:span text:style-name="T7">43.</text:span>Ex5-<text:tab/>z vale cero 2D →<text:span text:style-name="T6"> function setupBuffers() : Valor neg-izq,pos-arriba. </text:span></text:p>
      <text:p text:style-name="P5"><text:tab/><text:tab/><text:tab/><text:tab/> <text:s text:c="5"/><text:span text:style-name="T8">0.5 mitad del lienzo</text:span></text:p>
      <text:p text:style-name="P6"><text:tab/><text:tab/><text:span text:style-name="T9">gl.createBuffer() → creo buffer y luego añado datos</text:span></text:p>
      <text:p text:style-name="P9"><text:tab/><text:tab/>gl.bindBuffer() → crea el vinculo con web gl</text:p>
      <text:p text:style-name="P7"><text:tab/><text:tab/><text:span text:style-name="T10">vertexPositionAttribute → contiene el valor de los vertices</text:span></text:p>
      <text:p text:style-name="P10"><text:tab/>vertexPositionAttribute = gl.getAttribLocation(glProgram, "aVertexPosition"); → asigno <text:tab/><text:tab/><text:tab/><text:tab/><text:tab/>valores despues</text:p>
      <text:p text:style-name="P10"><text:tab/><text:tab/>gl.drawArrays(gl.TRIANGLES, 0, 6); → 6 numero de vertices, eso se ejecuta <text:tab/><text:tab/><text:tab/><text:tab/><text:tab/><text:tab/><text:tab/><text:tab/> <text:s text:c="7"/>6veces. <text:span text:style-name="T13">0 a partir de que vertice <text:tab/><text:tab/><text:tab/><text:tab/><text:tab/><text:tab/><text:tab/><text:tab/> <text:s text:c="7"/>contamos </text:span>//<text:span text:style-name="T12">Se hace en la targeta gráfica</text:span></text:p>
      <text:p text:style-name="P11"><text:tab/><text:tab/><text:span text:style-name="T11">gl.clearColor → fondo</text:span></text:p>
      <text:p text:style-name="P12">55.Ex6<text:tab/><text:tab/>gl = WebGLDebugUtils.makeDebugContext(gl, throwOnGLError, logAndValidate); <text:tab/><text:tab/>→depurar nuestro codigo nos busca errores</text:p>
      <text:p text:style-name="P13">58. <text:tab/><text:tab/>uniforme mismo valor todos los vertices → conexión desde java s a shader</text:p>
      <text:p text:style-name="P14"><text:tab/><text:tab/>Atributo → se le asigna nombre. ‘a’ delante para saber tipo</text:p>
      <text:p text:style-name="P15">61. <text:tab/><text:tab/>Para hacer cada vertice de un color crear ahi tbb un atributo</text:p>
      <text:p text:style-name="P15"/>
      <text:p text:style-name="P17">65.<text:tab/>function drawScene() y<text:span text:style-name="T14"> <text:s/>function setupBuffers()</text:span></text:p>
      <text:p text:style-name="P18"><text:tab/><text:span text:style-name="T15">gl.vertexAttribPointer 3 porque tiene 3 vertices(triangul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1:26:28.118738214</meta:creation-date>
    <dc:date>2018-02-09T11:25:16.979166164</dc:date>
    <meta:editing-duration>PT1H25M11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88" meta:character-count="1368" meta:non-whitespace-character-count="1121"/>
  </office:meta>
</office:document-meta>
</file>